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master-page-name="MP0">
      <style:paragraph-properties style:page-number="auto" fo:break-before="page"/>
      <style:text-properties fo:color="#111111"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lient Requirements:</text:p>
      <text:p text:style-name="P1"/>
      <text:p text:style-name="P2">1.Temperature difference should be variable for different experiment, but constant for a particular experiment in cooling and heating mode both.</text:p>
      <text:p text:style-name="P2"/>
      <text:p text:style-name="P2">2.If temperature controller reach its lowest temperature then software change cooling to heating mode automatically and stop the loops when reach highest point.</text:p>
      <text:p text:style-name="P2"/>
      <text:p text:style-name="P2">3.There should be combined graph of cooling and heating mode for a particular experiment.</text:p>
      <text:p text:style-name="P2"/>
      <text:p text:style-name="P2">4.Software will take reading when temperature reach a value with some difference from loop temperature value and this difference is lower than some constant difference value or when loop fluctuate continuously then after a particular time it will take reading of that time.</text:p>
      <text:p text:style-name="P2"/>
      <text:p text:style-name="P2"/>
      <text:p text:style-name="P2"/>
      <text:p text:style-name="P2"/>
      <text:p text:style-name="P1"/>
      <text:p text:style-name="P1"/>
      <text:p text:style-name="P3">Inputs of software</text:p>
      <text:p text:style-name="P1"/>
      <text:p text:style-name="P2"/>
      <text:p text:style-name="P2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8-01-26T16:30:00Z</meta:creation-date>
    <dc:date>2018-01-26T23:43:47.863735602</dc:date>
    <meta:editing-cycles>8</meta:editing-cycles>
    <meta:editing-duration>PT29M27S</meta:editing-duration>
    <meta:document-statistic meta:table-count="0" meta:image-count="0" meta:object-count="0" meta:page-count="1" meta:paragraph-count="6" meta:word-count="105" meta:character-count="704" meta:non-whitespace-character-count="605"/>
    <meta:template xlink:type="simple" xlink:actuate="onRequest" xlink:title="" xlink:href="Normal.dotm"/>
  </office:meta>
</office:document-meta>
</file>